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700000018A47E59C2.png" manifest:media-type="image/png"/>
  <manifest:file-entry manifest:full-path="Pictures/100000010000003F0000001BF6A964A1.png" manifest:media-type="image/png"/>
  <manifest:file-entry manifest:full-path="Pictures/1000000100000051000000176134E20C.png" manifest:media-type="image/png"/>
  <manifest:file-entry manifest:full-path="Pictures/100000010000003F0000001B4DD217A9.png" manifest:media-type="image/png"/>
  <manifest:file-entry manifest:full-path="Pictures/100000010000011300000031E798CB6D.png" manifest:media-type="image/png"/>
  <manifest:file-entry manifest:full-path="Pictures/100000010000009A0000002F17593E17.png" manifest:media-type="image/png"/>
  <manifest:file-entry manifest:full-path="Pictures/1000000100000556000002A146532AD5.png" manifest:media-type="image/png"/>
  <manifest:file-entry manifest:full-path="Pictures/100000010000008C00000019AFB34765.png" manifest:media-type="image/png"/>
  <manifest:file-entry manifest:full-path="Pictures/100000010000020000000200FCB72669.png" manifest:media-type="image/png"/>
  <manifest:file-entry manifest:full-path="Pictures/10000001000004000000040007ADC84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673cm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.4cm" fo:min-width="3.15cm" fo:padding-top="0.175cm" fo:padding-bottom="0.175cm" fo:padding-left="0.3cm" fo:padding-right="0.3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svg:stroke-width="0.1cm" svg:stroke-color="#000000" draw:marker-start="Arrow" draw:marker-start-width="0.35cm" draw:marker-end="Arrow" draw:marker-end-width="0.35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8" style:family="graphic" style:parent-style-name="standard">
      <style:graphic-properties svg:stroke-color="#000000" draw:marker-start="" draw:marker-start-width="0.3cm" draw:marker-end="Arrow" draw:marker-end-width="0.3cm" draw:fill-color="#000000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10" style:family="graphic" style:parent-style-name="objectwithoutfill">
      <style:graphic-properties svg:stroke-color="#000000" draw:marker-start-width="0.3cm" draw:marker-end="Arrow" draw:marker-end-width="0.3cm" draw:fill="solid" draw:fill-color="#000000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1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c9211e" loext:opacity="100%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c9211e" loext:opacity="100%" fo:font-weight="bold" style:font-weight-asian="bold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cm" svg:height="4cm" svg:x="3.25cm" svg:y="1.327cm">
          <draw:image xlink:href="Pictures/10000001000004000000040007ADC841.png" xlink:type="simple" xlink:show="embed" xlink:actuate="onLoad" draw:mime-type="image/png">
            <text:p/>
          </draw:image>
        </draw:frame>
        <draw:frame draw:style-name="gr2" draw:text-style-name="P2" draw:layer="layout" svg:width="4.5cm" svg:height="1.673cm" svg:x="1.5cm" svg:y="4.577cm">
          <draw:text-box>
            <text:p text:style-name="P1">CAPTEUR<text:line-break/>(Client)</text:p>
          </draw:text-box>
        </draw:frame>
        <draw:frame draw:style-name="gr3" draw:text-style-name="P2" draw:layer="layout" svg:width="5.5cm" svg:height="1.923cm" svg:x="23cm" svg:y="4.577cm">
          <draw:text-box>
            <text:p text:style-name="P1">GESTIONNAIRE<text:line-break/>(Serveur)</text:p>
          </draw:text-box>
        </draw:frame>
        <draw:custom-shape draw:style-name="gr4" draw:text-style-name="P3" draw:layer="layout" svg:width="3.75cm" svg:height="1.75cm" svg:x="6.35cm" svg:y="3.97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7cm" svg:height="1.462cm" svg:x="6.733cm" svg:y="4.127cm">
          <draw:image xlink:href="Pictures/1000000100000556000002A146532AD5.png" xlink:type="simple" xlink:show="embed" xlink:actuate="onLoad" draw:mime-type="image/png">
            <text:p/>
          </draw:image>
        </draw:frame>
        <draw:custom-shape draw:style-name="gr4" draw:text-style-name="P3" draw:layer="layout" svg:width="3.75cm" svg:height="1.75cm" svg:x="18.25cm" svg:y="4.22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5cm" svg:height="3.5cm" svg:x="21.25cm" svg:y="1.327cm">
          <draw:image xlink:href="Pictures/100000010000020000000200FCB72669.png" xlink:type="simple" xlink:show="embed" xlink:actuate="onLoad" draw:mime-type="image/png">
            <text:p/>
          </draw:image>
        </draw:frame>
        <draw:frame draw:style-name="gr1" draw:text-style-name="P1" draw:layer="layout" svg:width="2.967cm" svg:height="1.462cm" svg:x="18.634cm" svg:y="4.327cm">
          <draw:image xlink:href="Pictures/1000000100000556000002A146532AD5.png" xlink:type="simple" xlink:show="embed" xlink:actuate="onLoad" draw:mime-type="image/png">
            <text:p/>
          </draw:image>
        </draw:frame>
        <draw:line draw:style-name="gr6" draw:text-style-name="P4" draw:layer="layout" svg:x1="10cm" svg:y1="5.077cm" svg:x2="18.25cm" svg:y2="5.077cm">
          <text:p/>
        </draw:line>
        <draw:frame draw:style-name="gr7" draw:text-style-name="P6" draw:layer="layout" svg:width="4.25cm" svg:height="1.673cm" svg:x="11.75cm" svg:y="4.25cm">
          <draw:text-box>
            <text:p text:style-name="P5"><text:span text:style-name="T1">API</text:span><text:span text:style-name="T1"><text:line-break/></text:span><text:span text:style-name="T2">Java RMI</text:span></text:p>
          </draw:text-box>
        </draw:frame>
        <draw:line draw:style-name="gr8" draw:text-style-name="P7" draw:layer="layout" svg:x1="7.75cm" svg:y1="5.9cm" svg:x2="7.75cm" svg:y2="9.75cm">
          <text:p/>
        </draw:line>
        <draw:line draw:style-name="gr8" draw:text-style-name="P7" draw:layer="layout" svg:x1="20.25cm" svg:y1="6cm" svg:x2="20.25cm" svg:y2="10cm">
          <text:p/>
        </draw:line>
        <draw:frame draw:style-name="gr9" draw:text-style-name="P9" draw:layer="layout" svg:width="2.5cm" svg:height="1cm" svg:x="5.5cm" svg:y="7.75cm">
          <draw:text-box>
            <text:p text:style-name="P8"><text:span text:style-name="T3">Exécute</text:span></text:p>
          </draw:text-box>
        </draw:frame>
        <draw:frame draw:style-name="gr9" draw:text-style-name="P11" draw:layer="layout" svg:width="3cm" svg:height="1cm" svg:x="19.85cm" svg:y="7.85cm">
          <draw:text-box>
            <text:p text:style-name="P10"><text:span text:style-name="T3">Exécute</text:span></text:p>
          </draw:text-box>
        </draw:frame>
        <draw:frame draw:style-name="gr1" draw:text-style-name="P1" draw:layer="layout" svg:width="4.074cm" svg:height="1.243cm" svg:x="5.75cm" svg:y="9.757cm">
          <draw:image xlink:href="Pictures/100000010000009A0000002F17593E17.png" xlink:type="simple" xlink:show="embed" xlink:actuate="onLoad" draw:mime-type="image/png">
            <text:p/>
          </draw:image>
        </draw:frame>
        <draw:frame draw:style-name="gr1" draw:text-style-name="P1" draw:layer="layout" svg:width="7.275cm" svg:height="1.295cm" svg:x="16.475cm" svg:y="10cm">
          <draw:image xlink:href="Pictures/100000010000011300000031E798CB6D.png" xlink:type="simple" xlink:show="embed" xlink:actuate="onLoad" draw:mime-type="image/png">
            <text:p/>
          </draw:image>
        </draw:frame>
        <draw:frame draw:style-name="gr1" draw:text-style-name="P1" draw:layer="layout" svg:width="3.642cm" svg:height="1.034cm" svg:x="9.858cm" svg:y="14.716cm">
          <draw:image xlink:href="Pictures/1000000100000051000000176134E20C.png" xlink:type="simple" xlink:show="embed" xlink:actuate="onLoad" draw:mime-type="image/png">
            <text:p/>
          </draw:image>
        </draw:frame>
        <draw:line draw:style-name="gr10" draw:text-style-name="P12" draw:layer="layout" svg:x1="8.75cm" svg:y1="11cm" svg:x2="11.5cm" svg:y2="14.5cm">
          <text:p/>
        </draw:line>
        <draw:frame draw:style-name="gr9" draw:text-style-name="P9" draw:layer="layout" svg:width="2.5cm" svg:height="1cm" svg:x="5.5cm" svg:y="7.75cm">
          <draw:text-box>
            <text:p text:style-name="P8"><text:span text:style-name="T3">Exécute</text:span></text:p>
          </draw:text-box>
        </draw:frame>
        <draw:frame draw:style-name="gr9" draw:text-style-name="P9" draw:layer="layout" svg:width="2.5cm" svg:height="1cm" svg:x="9.75cm" svg:y="11.75cm">
          <draw:text-box>
            <text:p text:style-name="P8"><text:span text:style-name="T3">Crée</text:span></text:p>
          </draw:text-box>
        </draw:frame>
        <draw:frame draw:style-name="gr1" draw:text-style-name="P1" draw:layer="layout" svg:width="2.668cm" svg:height="1.142cm" svg:x="10.832cm" svg:y="18.108cm">
          <draw:image xlink:href="Pictures/100000010000003F0000001B4DD217A9.png" xlink:type="simple" xlink:show="embed" xlink:actuate="onLoad" draw:mime-type="image/png">
            <text:p/>
          </draw:image>
        </draw:frame>
        <draw:line draw:style-name="gr10" draw:text-style-name="P12" draw:layer="layout" svg:x1="12cm" svg:y1="15.75cm" svg:x2="12cm" svg:y2="18.25cm">
          <text:p/>
        </draw:line>
        <draw:frame draw:style-name="gr9" draw:text-style-name="P9" draw:layer="layout" svg:width="2.5cm" svg:height="1cm" svg:x="12cm" svg:y="16.25cm">
          <draw:text-box>
            <text:p text:style-name="P8"><text:span text:style-name="T3">Utilise</text:span></text:p>
          </draw:text-box>
        </draw:frame>
        <draw:frame draw:style-name="gr1" draw:text-style-name="P1" draw:layer="layout" svg:width="2.921cm" svg:height="1.25cm" svg:x="7.079cm" svg:y="18cm">
          <draw:image xlink:href="Pictures/100000010000003F0000001BF6A964A1.png" xlink:type="simple" xlink:show="embed" xlink:actuate="onLoad" draw:mime-type="image/png">
            <text:p/>
          </draw:image>
        </draw:frame>
        <draw:line draw:style-name="gr10" draw:text-style-name="P12" draw:layer="layout" svg:x1="11.5cm" svg:y1="15.75cm" svg:x2="8.25cm" svg:y2="18.25cm">
          <text:p/>
        </draw:line>
        <draw:frame draw:style-name="gr9" draw:text-style-name="P9" draw:layer="layout" svg:width="2.5cm" svg:height="1cm" svg:x="8cm" svg:y="16.25cm">
          <draw:text-box>
            <text:p text:style-name="P8"><text:span text:style-name="T3">Génère</text:span></text:p>
          </draw:text-box>
        </draw:frame>
        <draw:line draw:style-name="gr10" draw:text-style-name="P12" draw:layer="layout" svg:x1="20.25cm" svg:y1="11.25cm" svg:x2="20.25cm" svg:y2="13.25cm">
          <text:p/>
        </draw:line>
        <draw:line draw:style-name="gr10" draw:text-style-name="P12" draw:layer="layout" svg:x1="20.25cm" svg:y1="14.25cm" svg:x2="20.25cm" svg:y2="16.5cm">
          <text:p/>
        </draw:line>
        <draw:frame draw:style-name="gr9" draw:text-style-name="P9" draw:layer="layout" svg:width="2.5cm" svg:height="1cm" svg:x="20.5cm" svg:y="11.5cm">
          <draw:text-box>
            <text:p text:style-name="P8"><text:span text:style-name="T3">Crée</text:span></text:p>
          </draw:text-box>
        </draw:frame>
        <draw:frame draw:style-name="gr11" draw:text-style-name="P9" draw:layer="layout" svg:width="3.25cm" svg:height="1.361cm" svg:x="20.5cm" svg:y="14.789cm">
          <draw:text-box>
            <text:p text:style-name="P8"><text:span text:style-name="T3">Implémente</text:span></text:p>
          </draw:text-box>
        </draw:frame>
        <draw:frame draw:style-name="gr1" draw:text-style-name="P1" draw:layer="layout" svg:width="5cm" svg:height="1.164cm" svg:x="18.25cm" svg:y="16.616cm">
          <draw:image xlink:href="Pictures/100000010000006700000018A47E59C2.png" xlink:type="simple" xlink:show="embed" xlink:actuate="onLoad" draw:mime-type="image/png">
            <text:p/>
          </draw:image>
        </draw:frame>
        <draw:frame draw:style-name="gr1" draw:text-style-name="P1" draw:layer="layout" svg:width="6.508cm" svg:height="1.16cm" svg:x="17.5cm" svg:y="13.25cm">
          <draw:image xlink:href="Pictures/100000010000008C00000019AFB3476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5:02:53.158792453</meta:creation-date>
    <dc:date>2024-02-14T15:42:38.127081763</dc:date>
    <meta:editing-duration>PT39M35S</meta:editing-duration>
    <meta:editing-cycles>18</meta:editing-cycles>
    <meta:generator>LibreOffice/24.2.0.3$Linux_X86_64 LibreOffice_project/da48488a73ddd66ea24cf16bbc4f7b9c08e9bea1</meta:generator>
    <meta:document-statistic meta:object-count="32"/>
  </office:meta>
</office:document-meta>
</file>